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F000001AE215C979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 e Uso. </text:p>
      <text:p text:style-name="P1"/>
      <text:p text:style-name="P1"><draw:frame draw:style-name="fr1" draw:name="Figura16" text:anchor-type="as-char" svg:width="15.986cm" style:rel-width="100%" svg:height="9.56cm" style:rel-height="scale" draw:z-index="0"><draw:image xlink:href="Pictures/10000000000002AF000001AE215C979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4:54:27.400000000</dc:date>
    <meta:editing-duration>PT1M36S</meta:editing-duration>
    <meta:editing-cycles>2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" meta:word-count="5" meta:character-count="24" meta:non-whitespace-character-count="19"/>
  </office:meta>
</office:document-meta>
</file>